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5.13673140622899cm 3.63192435624601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5.24582444043701cm 7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0264576548cm 3.0419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1) rotate (-2.15687788961459) translate (5.264640143228cm 3.72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85624478732cm 3.19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97330699928401cm 3.48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93cm" svg:height="2.57cm" draw:transform="rotate (-1.55247036964896) translate (6.1817339765166cm 4.7204621512561cm)" svg:viewBox="0 0 1094 2571" svg:d="M1093 2407c-58-184-194-509-257-1020-53-421-41-809-25-1003 15-195-855-649-809-175 44 474 31 522 112 1135 81 611 123 706 193 1046 71 337 827 118 786 17z">
          <text:p/>
        </draw:path>
        <draw:path draw:style-name="gr1" draw:text-style-name="P1" draw:layer="layout" svg:width="0.902cm" svg:height="0.661cm" draw:transform="rotate (-2.15687788961459) translate (6.42345781206571cm 4.879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37345731859431cm 5.197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5:19.300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